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Hiring Manager</text:p>
          </table:table-cell>
        </table:table-row>
        <table:table-row>
          <table:table-cell table:style-name="Table1.A1" office:value-type="string">
            <text:p text:style-name="Table_20_Contents">Machinio</text:p>
          </table:table-cell>
        </table:table-row>
        <table:table-row>
          <table:table-cell table:style-name="Table1.A1" office:value-type="string">
            <text:p text:style-name="Table_20_Contents">USA / Remote</text:p>
          </table:table-cell>
        </table:table-row>
      </table:table>
      <text:p text:style-name="First_20_paragraph">Dear Alex Smiley,</text:p>
      <text:p text:style-name="Text_20_body">I am aiming for the Product Owner role.</text:p>
      <text:p text:style-name="Text_20_body">I’m very interested in being part of a Product team, and I believe my mixed background may serve you well. I’m a Sociologist and am now finishing my studies as a Systems Analyst. I should clarify my background as a Sociologist: I gained a Masters’ scholarship to study urban art in Brazil. There I trained observation, interviewing, and building hypothesis and testing it with the public.</text:p>
      <text:p text:style-name="Text_20_body">I believe that my background as a sociologist gives me an awareness of all sides’ needs, and fits me well for interviews, research, and testing; I also enjoy prototyping, wireframing, and attending to User Experience [UX], all of which I hope help to deliver great products, and enjoyment with final results for all parties. My past experience has showed me that I gain and enjoy of good chemistry with developers, teams, and clients; and am looking forward to grow on this path.</text:p>
      <text:p text:style-name="Text_20_body">Thank you for taking the time to consider my credentials. Sincerely yours,</text:p>
      <text:p text:style-name="Text_20_body">Benjamin Juarez</text:p>
      <text:p text:style-name="Text_20_body">PS. I am an American living in Argentina and am flexible in work hours and salary. If you want to reach me through WhatsApp you can text me at +5493513 10404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